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pplicationImpl.setModel( ApplicationModel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Impl.getVariab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Impl.Application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pplicationImpl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Impl.getI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Impl.getHomeDi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pplicationImpl.setIo( IO i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Impl.setId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Impl.detectHomeDir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pplicationImpl.getClass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Impl.getArtifa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Impl.get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Impl.getUs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Impl.getLocalH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Impl.setVariables( Variables variab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